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bbfc1"/>
    </style:style>
    <style:style style:name="P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" style:family="paragraph" style:parent-style-name="text">
      <style:text-properties officeooo:rsid="000cc18c" officeooo:paragraph-rsid="000cc18c"/>
    </style:style>
    <style:style style:name="P5" style:family="paragraph" style:parent-style-name="text">
      <style:text-properties officeooo:rsid="000f421e" officeooo:paragraph-rsid="000f421e"/>
    </style:style>
    <style:style style:name="P6" style:family="paragraph" style:parent-style-name="text">
      <style:text-properties officeooo:rsid="001082c3" officeooo:paragraph-rsid="001082c3"/>
    </style:style>
    <style:style style:name="P7" style:family="paragraph" style:parent-style-name="text">
      <style:text-properties officeooo:rsid="001f9ea6" officeooo:paragraph-rsid="001f9ea6"/>
    </style:style>
    <style:style style:name="P8" style:family="paragraph" style:parent-style-name="text">
      <style:text-properties officeooo:rsid="002134a6" officeooo:paragraph-rsid="002134a6"/>
    </style:style>
    <style:style style:name="P9" style:family="paragraph" style:parent-style-name="text">
      <style:paragraph-properties style:writing-mode="lr-tb"/>
      <style:text-properties officeooo:rsid="000e692d" officeooo:paragraph-rsid="000e692d"/>
    </style:style>
    <style:style style:name="P10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1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2" style:family="paragraph" style:parent-style-name="text">
      <style:paragraph-properties style:writing-mode="lr-tb"/>
      <style:text-properties officeooo:rsid="00175d87" officeooo:paragraph-rsid="00175d87"/>
    </style:style>
    <style:style style:name="P13" style:family="paragraph" style:parent-style-name="text">
      <style:paragraph-properties style:writing-mode="lr-tb"/>
      <style:text-properties officeooo:rsid="00191087" officeooo:paragraph-rsid="00191087"/>
    </style:style>
    <style:style style:name="P14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16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17" style:family="paragraph" style:parent-style-name="Heading_20_2">
      <style:text-properties officeooo:rsid="001082c3" officeooo:paragraph-rsid="001082c3"/>
    </style:style>
    <style:style style:name="P18" style:family="paragraph" style:parent-style-name="Heading_20_2">
      <style:text-properties officeooo:rsid="001f9ea6" officeooo:paragraph-rsid="001f9ea6"/>
    </style:style>
    <style:style style:name="P19" style:family="paragraph" style:parent-style-name="Heading_20_2">
      <style:text-properties officeooo:rsid="000e692d" officeooo:paragraph-rsid="000e692d"/>
    </style:style>
    <style:style style:name="P20" style:family="paragraph" style:parent-style-name="Heading_20_3">
      <style:text-properties officeooo:rsid="001f9ea6" officeooo:paragraph-rsid="001f9ea6"/>
    </style:style>
    <style:style style:name="P21" style:family="paragraph" style:parent-style-name="Heading_20_3">
      <style:text-properties officeooo:rsid="001fbd07" officeooo:paragraph-rsid="001fbd07"/>
    </style:style>
    <style:style style:name="P22" style:family="paragraph" style:parent-style-name="text">
      <style:text-properties officeooo:rsid="002134a6" officeooo:paragraph-rsid="002134a6"/>
    </style:style>
    <style:style style:name="P23" style:family="paragraph" style:parent-style-name="text">
      <style:text-properties officeooo:rsid="002dcdc6" officeooo:paragraph-rsid="002dcdc6"/>
    </style:style>
    <style:style style:name="P24" style:family="paragraph" style:parent-style-name="text" style:list-style-name="L3">
      <style:text-properties officeooo:rsid="002dcdc6" officeooo:paragraph-rsid="002dcdc6"/>
    </style:style>
    <style:style style:name="P25" style:family="paragraph" style:parent-style-name="text" style:list-style-name="L3">
      <style:text-properties officeooo:paragraph-rsid="002dcdc6"/>
    </style:style>
    <style:style style:name="P26" style:family="paragraph" style:parent-style-name="text" style:list-style-name="L1">
      <style:paragraph-properties style:writing-mode="lr-tb"/>
      <style:text-properties officeooo:rsid="002134a6" officeooo:paragraph-rsid="002134a6"/>
    </style:style>
    <style:style style:name="P27" style:family="paragraph" style:parent-style-name="text" style:list-style-name="L1">
      <style:paragraph-properties style:writing-mode="lr-tb"/>
      <style:text-properties officeooo:rsid="00247b40" officeooo:paragraph-rsid="00247b40"/>
    </style:style>
    <style:style style:name="P28" style:family="paragraph" style:parent-style-name="text" style:list-style-name="L1">
      <style:paragraph-properties style:writing-mode="lr-tb"/>
      <style:text-properties officeooo:rsid="00266b2d" officeooo:paragraph-rsid="00266b2d"/>
    </style:style>
    <style:style style:name="P29" style:family="paragraph" style:parent-style-name="text" style:list-style-name="L1">
      <style:paragraph-properties style:writing-mode="lr-tb"/>
      <style:text-properties officeooo:rsid="0022dd4b" officeooo:paragraph-rsid="0022dd4b"/>
    </style:style>
    <style:style style:name="P30" style:family="paragraph" style:parent-style-name="text" style:list-style-name="L2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31" style:family="paragraph" style:parent-style-name="text" style:list-style-name="L2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32" style:family="paragraph" style:parent-style-name="text" style:list-style-name="L1">
      <style:paragraph-properties style:writing-mode="lr-tb"/>
      <style:text-properties officeooo:rsid="0028c80f" officeooo:paragraph-rsid="0028c80f"/>
    </style:style>
    <style:style style:name="P33" style:family="paragraph" style:parent-style-name="text" style:list-style-name="L1">
      <style:paragraph-properties style:writing-mode="lr-tb"/>
      <style:text-properties officeooo:rsid="0028eabb" officeooo:paragraph-rsid="0028eabb"/>
    </style:style>
    <style:style style:name="P34" style:family="paragraph" style:parent-style-name="text" style:list-style-name="L1">
      <style:paragraph-properties style:writing-mode="lr-tb"/>
      <style:text-properties officeooo:rsid="002ac9ce" officeooo:paragraph-rsid="002ac9ce"/>
    </style:style>
    <style:style style:name="P35" style:family="paragraph" style:parent-style-name="text" style:list-style-name="L1">
      <style:paragraph-properties style:writing-mode="lr-tb"/>
      <style:text-properties officeooo:rsid="002d5a52" officeooo:paragraph-rsid="002d5a52"/>
    </style:style>
    <style:style style:name="T1" style:family="text">
      <style:text-properties officeooo:rsid="000f42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82c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82c3" style:font-style-asian="normal" style:font-style-complex="normal"/>
    </style:style>
    <style:style style:name="T6" style:family="text">
      <style:text-properties officeooo:rsid="0012d996"/>
    </style:style>
    <style:style style:name="T7" style:family="text">
      <style:text-properties officeooo:rsid="00191087"/>
    </style:style>
    <style:style style:name="T8" style:family="text">
      <style:text-properties officeooo:rsid="001bd0ae"/>
    </style:style>
    <style:style style:name="T9" style:family="text">
      <style:text-properties officeooo:rsid="001dc30a"/>
    </style:style>
    <style:style style:name="T10" style:family="text">
      <style:text-properties officeooo:rsid="0022dd4b"/>
    </style:style>
    <style:style style:name="T11" style:family="text">
      <style:text-properties officeooo:rsid="00247b40"/>
    </style:style>
    <style:style style:name="T12" style:family="text">
      <style:text-properties officeooo:rsid="00266b2d"/>
    </style:style>
    <style:style style:name="T13" style:family="text">
      <style:text-properties officeooo:rsid="002990d9"/>
    </style:style>
    <style:style style:name="T14" style:family="text">
      <style:text-properties officeooo:rsid="002ac9ce"/>
    </style:style>
    <style:style style:name="T15" style:family="text">
      <style:text-properties officeooo:rsid="002b1a8d"/>
    </style:style>
    <style:style style:name="T16" style:family="text">
      <style:text-properties officeooo:rsid="002ba7b3"/>
    </style:style>
    <style:style style:name="T17" style:family="text">
      <style:text-properties officeooo:rsid="002dcdc6"/>
    </style:style>
    <style:style style:name="T18" style:family="text">
      <style:text-properties officeooo:rsid="002efc70"/>
    </style:style>
    <style:style style:name="T19" style:family="text">
      <style:text-properties officeooo:rsid="002f00b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3"><text:a xlink:type="simple" xlink:href="#__RefHeading__105_1767454140" text:style-name="Index_20_Link" text:visited-style-name="Index_20_Link">Bevezetés<text:tab/>2</text:a></text:p>
          <text:p text:style-name="P3"><text:a xlink:type="simple" xlink:href="#__RefHeading__340_1767454140" text:style-name="Index_20_Link" text:visited-style-name="Index_20_Link">Felhasználói dokumentáció<text:tab/>3</text:a></text:p>
          <text:p text:style-name="P3"><text:a xlink:type="simple" xlink:href="#__RefHeading__342_1767454140" text:style-name="Index_20_Link" text:visited-style-name="Index_20_Link">Fejlesztői dokumentáció<text:tab/>4</text:a></text:p>
        </text:index-body>
      </text:table-of-content>
      <text:p text:style-name="P2"/>
      <text:h text:style-name="P14" text:outline-level="1"><text:bookmark-start text:name="__RefHeading__105_1767454140"/>Bevezetés<text:bookmark-end text:name="__RefHeading__105_1767454140"/></text:h>
      <text:p text:style-name="P12">Az assembly programnyelvek egyszerű, processzor-közeli utasításokból épülnek fel, amiket a számítógép hatékonyan végre tud hajtani, <text:span text:style-name="T7">viszont ennek a hatékonyságnak ára van: a program kódja már rövidebb programok esetén is nehezen olvashatóvá és értelmezhetővé válik.</text:span></text:p>
      <text:p text:style-name="P13">Jelen program feladata az, hogy egy assembly programkód futását szimulálja: <text:span text:style-name="T8">az utasításokat egyenként hajtja végre és minden lépés után a felhasználó számára kijelzi az aktuálisan tárolt adatokat: a regiszterek tartalmát, a változók tömbjét és a futásidejű vermet.</text:span></text:p>
      <text:h text:style-name="P15" text:outline-level="1"><text:bookmark-start text:name="__RefHeading__340_1767454140"/>Felhasználói dokumentáció<text:bookmark-end text:name="__RefHeading__340_1767454140"/></text:h>
      <text:h text:style-name="P17" text:outline-level="2">A program célja</text:h>
      <text:p text:style-name="P4">A program <text:span text:style-name="T9">beolvas egy</text:span> egy NASM assembly utasításokból álló <text:span text:style-name="T9">fájlt, annak a programnak </text:span>a futását szimulálja, <text:span text:style-name="T9">az</text:span>az <text:span text:style-name="T9">a</text:span> kódot lépésenként hajtja végre és minden lépés után kijelzi a regiszterekben, a változók tömbjében és a veremben eltárolt értékeket.</text:p>
      <text:h text:style-name="P17" text:outline-level="2">A felhasznált módszerek</text:h>
      <text:p text:style-name="P6">A program C++ nyelven íródott, a &lt;TODO&gt; grafikus felület Qt-val készült, az assembly kód kezdeti elemzése, valamint menet közbeni értelmezése flex által generált lexikus elemzőt, illetve bisonc++ által generált szintaktikus <text:span text:style-name="T6">és </text:span>szemantikus elemzőt használ.</text:p>
      <text:h text:style-name="P18" text:outline-level="2">Hardver követelmények</text:h>
      <text:p text:style-name="P7">&lt;TODO&gt;</text:p>
      <text:h text:style-name="P18" text:outline-level="2">Üzembe helyezés</text:h>
      <text:p text:style-name="P7">&lt;TODO&gt;</text:p>
      <text:h text:style-name="P18" text:outline-level="2">A program kezelése</text:h>
      <text:h text:style-name="P20" text:outline-level="3">Felhasználói felület</text:h>
      <text:p text:style-name="P8">&lt;TODO&gt;</text:p>
      <text:h text:style-name="P21" text:outline-level="3">A bemeneti fájlok szintaxisa</text:h>
      <text:p text:style-name="P8">A program az x86 NASM assembly szintaxisát használja fel alapvetően, viszont az utasításkészlet korlátozott.</text:p>
      <text:p text:style-name="P23">Az alábbi leírásban használt jelölések:</text:p>
      <text:list xml:id="list1863276788178787338" text:style-name="L3">
        <text:list-item>
          <text:p text:style-name="P24">kulcsszó: a kulcsszó ugyanezzel az írásmóddal szerepelhet (általában kis-nagybetű nem számít)</text:p>
        </text:list-item>
        <text:list-item>
          <text:p text:style-name="P24">&lt; … &gt;: a pontok helyén szereplő kifejezés értelemszerű behelyettesítése</text:p>
          <text:list>
            <text:list-item>
              <text:p text:style-name="P24">pl. &lt;kettőspont&gt; egy darab :-karaktert jelöl</text:p>
            </text:list-item>
            <text:list-item>
              <text:p text:style-name="P24">pl. &lt;azonosító&gt; a program által azonosítóként elfogadott <text:soft-page-break/><text:span text:style-name="T18">karaktersorozatokat jelöli</text:span></text:p>
            </text:list-item>
          </text:list>
        </text:list-item>
        <text:list-item>
          <text:p text:style-name="P25"><text:span text:style-name="T17">&lt; … | … | ... &gt;: a függőleges vonalakkal elválasztott szavak közül pontosan egy szerepel</text:span></text:p>
        </text:list-item>
      </text:list>
      <text:p text:style-name="P8">A szintaxis tehát a következő:</text:p>
      <text:list xml:id="list1651291725370634320" text:style-name="L1">
        <text:list-item>
          <text:p text:style-name="P26">&lt;szekciók&gt; -ból épül fel a program, egy szekció a következők valamelyike lehet:</text:p>
          <text:list>
            <text:list-item>
              <text:p text:style-name="P26">section .data</text:p>
              <text:list>
                <text:list-item>
                  <text:p text:style-name="P26"><text:span text:style-name="T17">&lt;</text:span> &lt;azonosító&gt;&lt;kettőspont&gt; &lt;db|dw|dd&gt; &lt;<text:span text:style-name="T11">kezdő értékek</text:span>&gt; <text:span text:style-name="T17">kifejezések sorozata, szóközzel vagy sorvéggel elválasztva&gt;</text:span></text:p>
                </text:list-item>
                <text:list-item>
                  <text:p text:style-name="P26">változók deklarálása, megadott kezdeti értékkel, <text:span text:style-name="T11">a későbbiekben &lt;azonosító&gt; névvel lehet rájuk hivatkozni</text:span></text:p>
                </text:list-item>
                <text:list-item>
                  <text:p text:style-name="P27">a &lt;kezdő értékek&gt; számok (legalább egy) sorozata, közöttük vesszővel elválasztva</text:p>
                </text:list-item>
                <text:list-item>
                  <text:p text:style-name="P26">minden egyes számhoz ami a <text:span text:style-name="T12">&lt;kezdő értékek&gt;-ben</text:span> van <text:span text:style-name="T10">a méretjelölőtől függően</text:span> le lesz foglalva <text:span text:style-name="T10">1(db), 2(dw) vagy 4(dd) byte és az adott számra a felsorolásból lesz inicializálva a változó értéke</text:span></text:p>
                  <text:list>
                    <text:list-item>
                      <text:p text:style-name="P28">amennyiben a szám túl nagy (pl. 1000 nem fér el 1 byte-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28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28">pl: „x: dw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29">section .bss</text:p>
              <text:list>
                <text:list-item>
                  <text:p text:style-name="P29"><text:span text:style-name="T17">&lt;</text:span> &lt;azonosító&gt;&lt;kettőspont&gt; &lt;resb|resw|resd&gt; &lt;szám&gt; <text:span text:style-name="T17">kifejezések sorozata, szóközzel vagy sorvéggel elválasztva&gt;</text:span></text:p>
                </text:list-item>
                <text:list-item>
                  <text:p text:style-name="P29">változó deklarálása, minden byte 0-ra inicializálva</text:p>
                </text:list-item>
                <text:list-item>
                  <text:p text:style-name="P29"><text:soft-page-break/>a legfoglalt byteok száma &lt;szám&gt; * a méretjelölő értéke (resb = 1, resw = 2, resd = 4)</text:p>
                  <text:list>
                    <text:list-item>
                      <text:p text:style-name="P27">pl. „x: resw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29">section .text</text:p>
              <text:list>
                <text:list-item>
                  <text:p text:style-name="P29">&lt;utasítások <text:span text:style-name="T11">sorozata, szóközökkel vagy sortörésekkel elválasztva</text:span>&gt;</text:p>
                </text:list-item>
                <text:list-item>
                  <text:p text:style-name="P27">a szekció elején lehet „global &lt;azonosító&gt;” kifejezés, ez jelöli majd a program belépési pontját, <text:span text:style-name="T17">ahonnan a végrehajtás elkezdődik</text:span></text:p>
                  <text:list>
                    <text:list-item>
                      <text:p text:style-name="P27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35">global &lt;azonosító&gt;</text:p>
              <text:list>
                <text:list-item>
                  <text:p text:style-name="P35">megjelöli a program belépési pontját</text:p>
                </text:list-item>
                <text:list-item>
                  <text:p text:style-name="P35">lehet önállóan, nem csak text szekció elején</text:p>
                </text:list-item>
              </text:list>
            </text:list-item>
          </text:list>
        </text:list-item>
        <text:list-item>
          <text:p text:style-name="P27">&lt;utasítás&gt;</text:p>
          <text:list>
            <text:list-item>
              <text:p text:style-name="P32">&lt;azonosító&gt;&lt;kettőspont&gt;</text:p>
              <text:list>
                <text:list-item>
                  <text:p text:style-name="P32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32">ha egy azonosító meg van adva ugrás célpontjaként, akkor a programnak pontosan egy címkét kell azzal az azonosítóval tartalmaznia</text:p>
                </text:list-item>
                <text:list-item>
                  <text:p text:style-name="P32">egy azonosító legfeljebb egy címkében szerepelhet</text:p>
                </text:list-item>
                <text:list-item>
                  <text:p text:style-name="P34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33">a címkéket a szimuláció nem kezeli önálló utasításként, <text:span text:style-name="T14">a végrehajtás</text:span></text:p>
                </text:list-item>
                <text:list-item>
                  <text:p text:style-name="P33"><text:span text:style-name="T13">&lt;TODO&gt; </text:span>minden címkét követnie kell utasításnak – <text:span text:style-name="T13">nem követhet címkét egy új szekció vagy fájl vége</text:span></text:p>
                </text:list-item>
              </text:list>
            </text:list-item>
            <text:list-item>
              <text:p text:style-name="P32"><text:soft-page-break/>ugró utasítások:</text:p>
              <text:list>
                <text:list-item>
                  <text:p text:style-name="P32">jmp &lt;azonosító&gt;</text:p>
                  <text:list>
                    <text:list-item>
                      <text:p text:style-name="P32">az &lt;azonosító&gt;-val megjelölt címkét követő utasítással folytatja a program végrehajtását <text:span text:style-name="T14">(a továbbiakban ezt csak „ugrásnak” fogom nevezni)</text:span></text:p>
                    </text:list-item>
                    <text:list-item>
                      <text:p text:style-name="P34">minden ugró utasításnál van lehetőség a címke azonosítója előtt a „near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34">ja &lt;azonosító&gt;</text:p>
                  <text:list>
                    <text:list-item>
                      <text:p text:style-name="P34">amennyiben a sign flag és a zero flag értéke <text:span text:style-name="T16">is</text:span> 0, ugrik</text:p>
                    </text:list-item>
                  </text:list>
                </text:list-item>
                <text:list-item>
                  <text:p text:style-name="P34">jb &lt;azonosító&gt;</text:p>
                  <text:list>
                    <text:list-item>
                      <text:p text:style-name="P34">amennyiben a sign flag <text:span text:style-name="T16">értéke 1,</text:span> és a zero flag értéke 0, ugrik</text:p>
                    </text:list-item>
                  </text:list>
                </text:list-item>
                <text:list-item>
                  <text:p text:style-name="P34">je &lt;azonosító&gt;; jz &lt;azonosító&gt;</text:p>
                  <text:list>
                    <text:list-item>
                      <text:p text:style-name="P34">amennyiben a zero flag értéke <text:span text:style-name="T15">1</text:span>, ugrik</text:p>
                    </text:list-item>
                  </text:list>
                </text:list-item>
                <text:list-item>
                  <text:p text:style-name="P35">jna &lt;azonosító&gt;</text:p>
                  <text:list>
                    <text:list-item>
                      <text:p text:style-name="P35">amennyiben a sign flag vagy a zero flag értéke 1, ugrik</text:p>
                    </text:list-item>
                  </text:list>
                </text:list-item>
                <text:list-item>
                  <text:p text:style-name="P35">jnb &lt;azonosító&gt;</text:p>
                  <text:list>
                    <text:list-item>
                      <text:p text:style-name="P35">amennyiben a sign flag értéke 0, vagy a zero flag értéke 1, ugrik</text:p>
                    </text:list-item>
                  </text:list>
                </text:list-item>
                <text:list-item>
                  <text:p text:style-name="P35">jne &lt;azonosító&gt;; jnz &lt;azonosító&gt;</text:p>
                  <text:list>
                    <text:list-item>
                      <text:p text:style-name="P35">amennyiben a zero flag értéke 0, ugrik</text:p>
                    </text:list-item>
                  </text:list>
                </text:list-item>
                <text:list-item>
                  <text:p text:style-name="P35">call &lt;azonosító&gt;</text:p>
                  <text:list>
                    <text:list-item>
                      <text:p text:style-name="P35">elmenti 4 byte-on a következő utasítás sorszámát a verembe, majd ugrik</text:p>
                    </text:list-item>
                  </text:list>
                </text:list-item>
                <text:list-item>
                  <text:p text:style-name="P35">ret</text:p>
                  <text:list>
                    <text:list-item>
                      <text:p text:style-name="P35">kivesz a veremből 4 byteot, majd a következő utasítás sorszámát a kivett értékre állítja</text:p>
                    </text:list-item>
                    <text:list-item>
                      <text:p text:style-name="P35">amennyiben a verem teteje ugyanoda mutat, ahová az utolsó call utasítás végrehajtása után mutatott (és az az által eltárolt 4 byte nem változott), akkor az azt követő utasítástól <text:soft-page-break/>folytatódik a végrehajtás – a call és a ret együtt körülbelül egy paraméterek nélküli függvényhívást valósítanak meg</text:p>
                    </text:list-item>
                  </text:list>
                </text:list-item>
              </text:list>
            </text:list-item>
            <text:list-item>
              <text:p text:style-name="P35">mov &lt;első argumentum&gt;, &lt;második argumentum&gt;</text:p>
              <text:list>
                <text:list-item>
                  <text:p text:style-name="P35">&lt;első argumentum&gt; a továbbiakban egy olyan hely, aminek értékét módosítani lehet, azaz regiszter, változó vagy verem hivatkozás</text:p>
                </text:list-item>
                <text:list-item>
                  <text:p text:style-name="P35">&lt;második argumentum&gt; a továbbiakban egy szám-értékké átalakítható argumentum, azaz az &lt;első argumentum&gt; lehetőségein felül még lehet <text:span text:style-name="T19">szám konstans, illetve konstansok elemi aritmetikai műveleteiből (összeadás, kivonás, szorzás, egész osztás) képzett érték</text:span></text:p>
                </text:list-item>
              </text:list>
            </text:list-item>
          </text:list>
        </text:list-item>
      </text:list>
      <text:h text:style-name="P16" text:outline-level="1"><text:bookmark-start text:name="__RefHeading__342_1767454140"/>Fejlesztői dokumentáció<text:bookmark-end text:name="__RefHeading__342_1767454140"/></text:h>
      <text:h text:style-name="P19" text:outline-level="2">A program feladata</text:h>
      <text:p text:style-name="P9">A program célja, hogy egy <text:span text:style-name="T1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19" text:outline-level="2">Megkötések</text:h>
      <text:p text:style-name="P5">A program csak bizonyos utasítások felismerésére és végrehajtására képes, ezek a következők:</text:p>
      <text:p text:style-name="P5"><text:tab/><text:span text:style-name="T2">mov</text:span>, <text:span text:style-name="T2">add</text:span>, <text:span text:style-name="T2">sub</text:span>, <text:span text:style-name="T2">and</text:span>, <text:span text:style-name="T2">or</text:span>, <text:span text:style-name="T2">xor</text:span>, <text:span text:style-name="T2">cmp</text:span>, <text:span text:style-name="T2">inc</text:span>, <text:span text:style-name="T2">dec</text:span>, <text:span text:style-name="T2">not</text:span>, <text:span text:style-name="T2">mul</text:span>, <text:span text:style-name="T2">div</text:span>, <text:span text:style-name="T2">push</text:span>, <text:span text:style-name="T2">pop</text:span>, <text:span text:style-name="T2">jmp</text:span>, <text:span text:style-name="T2">ja</text:span>, <text:span text:style-name="T2">jb</text:span>, <text:span text:style-name="T2">je</text:span>, <text:span text:style-name="T2">jz</text:span><text:span text:style-name="T4">,</text:span> <text:span text:style-name="T2">jna</text:span>, <text:span text:style-name="T2">jnb</text:span>, <text:span text:style-name="T2">jne</text:span>, <text:span text:style-name="T2">jnz</text:span>, <text:span text:style-name="T2">call</text:span>, <text:span text:style-name="T2">ret</text:span>;</text:p>
      <text:p text:style-name="P5">valamint csak bizonyos regisztereket kezel:</text:p>
      <text:p text:style-name="P5"><text:tab/><text:span text:style-name="T2">eax</text:span>, <text:span text:style-name="T2">ebx</text:span>, <text:span text:style-name="T2">ecx</text:span>, <text:span text:style-name="T2">edx</text:span>, <text:span text:style-name="T2">ax</text:span>, <text:span text:style-name="T2">bx</text:span>, <text:span text:style-name="T2">cx</text:span><text:span text:style-name="T4">,</text:span> <text:span text:style-name="T2">dx</text:span><text:span text:style-name="T4">,</text:span> <text:span text:style-name="T2">ah</text:span>, <text:span text:style-name="T2">al</text:span>, <text:span text:style-name="T2">bh</text:span>, <text:span text:style-name="T2">bl</text:span>, <text:span text:style-name="T2">ch</text:span>, <text:span text:style-name="T2">cl</text:span>, <text:span text:style-name="T2">dh</text:span>, <text:span text:style-name="T2">dl</text:span><text:span text:style-name="T3">i</text:span><text:span text:style-name="T2"> </text:span><text:span text:style-name="T3">esp</text:span><text:span text:style-name="T5">,</text:span><text:span text:style-name="T3"> ebp</text:span><text:span text:style-name="T5">, </text:span><text:span text:style-name="T3">sp</text:span><text:span text:style-name="T5">, </text:span><text:span text:style-name="T3">bp</text:span><text:span text:style-name="T5">.</text:span></text:p>
      <text:p text:style-name="P10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1">A könnyebb használat érdekében bizonyos helyeken nagyobb szabadságot adunk a felhasználónak:</text:p>
      <text:list xml:id="list4337040142310502460" text:style-name="L2">
        <text:list-item>
          <text:p text:style-name="P30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31">amikor valamilyen konstans szám-értéket akar a programban megadni, lehetőség van arra, hogy aritmetikai műveletek sorozatával adja meg</text:p>
          <text:list>
            <text:list-item>
              <text:p text:style-name="P31">pl: mov eax, 256 * 256 * 4 + 256 * 11 + 37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left>
        <text:p text:style-name="Footer"><text:page-number text:select-page="current">8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1T23:05:35.113000000</dc:date>
    <meta:editing-duration>PT5H42M47S</meta:editing-duration>
    <meta:editing-cycles>21</meta:editing-cycles>
    <meta:generator>LibreOffice/4.3.2.2$Windows_x86 LibreOffice_project/edfb5295ba211bd31ad47d0bad0118690f76407d</meta:generator>
    <meta:document-statistic meta:table-count="0" meta:image-count="0" meta:object-count="0" meta:page-count="8" meta:paragraph-count="96" meta:word-count="1128" meta:character-count="7556" meta:non-whitespace-character-count="6581"/>
  </office:meta>
</office:document-meta>
</file>